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d32" officeooo:paragraph-rsid="00192d32"/>
    </style:style>
    <style:style style:name="P2" style:family="paragraph" style:parent-style-name="Standard">
      <style:text-properties officeooo:rsid="00192d32" officeooo:paragraph-rsid="001a4621"/>
    </style:style>
    <style:style style:name="P3" style:family="paragraph" style:parent-style-name="Standard">
      <style:text-properties officeooo:rsid="001a4621" officeooo:paragraph-rsid="001a4621"/>
    </style:style>
    <style:style style:name="P4" style:family="paragraph" style:parent-style-name="Standard">
      <style:text-properties officeooo:rsid="001be956" officeooo:paragraph-rsid="001be956"/>
    </style:style>
    <style:style style:name="T1" style:family="text">
      <style:text-properties officeooo:rsid="001a4621"/>
    </style:style>
    <style:style style:name="T2" style:family="text">
      <style:text-properties officeooo:rsid="001be9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 meu nome é Helder Henrique da Silva. Sou discente do curso de Engenharia de Computação da UFSC, campus de Araranguá.</text:p>
      <text:p text:style-name="P1">Minha ideia hoje, seria a melhoria de um processo já existente.</text:p>
      <text:p text:style-name="P1">Essa melhoria trata-se da aplicação de hologramas para a área da comunicação.</text:p>
      <text:p text:style-name="P1"/>
      <text:p text:style-name="P1">Sabemos que, desde os primórdios do ser humano, havia a necessidade de comunicação, ou seja, a transmissão de informações uns entre os outros. Esse processo era feito pelos meios de comunicação, representados por sinais, gestos ou sons.</text:p>
      <text:p text:style-name="P1"/>
      <text:p text:style-name="P1">Mas, com o passar do tempo, isso foi evoluindo, tendo como exemplos: o surgimento da escrita, do rádio, da televisão, até que em certo momento, chegou-se em uma marco modificador para o conceito da comunicação com o surgimento de computadores, da internet, de smartphones, até o que conhecemos hoje na atualidade.</text:p>
      <text:p text:style-name="P1"/>
      <text:p text:style-name="P2">Desse modo, seguindo essa ideia de evolução, podemos dizer que <text:span text:style-name="T1">isso será contínuo, ou seja, cada vez mais tecnologia avançada estará entre nós. Assim, uma possível evolução, na tecnologia que temos hoje, seria a substituição dos meios de comunicação atual por hologramas, de forma a reinventar tal conceito novamente.</text:span></text:p>
      <text:p text:style-name="P2"/>
      <text:p text:style-name="P3">Evidente que o que presenciamos hoje, é algo bidimensional, porém caminhamos em busca da tridimensionalidade da realidade aumentada. E com isso, entramos no conceito de hologramas, que é uma tecnologia da área da holografia, sendo essa, uma técnica de registro de padrões de interferência de luz que é capaz de gerar imagens <text:span text:style-name="T2">em três dimensões.</text:span> A partir disso, podemos <text:span text:style-name="T2">falar sobre os hologramas de transmissão, que trata-se de uma tecnologia que se utiliza de lasers para a criação de imagens tridimensionais e simulam a realidade aumentada.</text:span></text:p>
      <text:p text:style-name="P3"/>
      <text:p text:style-name="P4">Com isso, a melhoria no processo de comunicação entre os seres humanos se daria por meio da aplicação dos hologramas como um meio de comunicação em diferentes áreas e setores.</text:p>
      <text:p text:style-name="P4"/>
      <text:p text:style-name="P4">Mas como realmente isso vai melhorar esse processo ?</text:p>
      <text:p text:style-name="P4"/>
      <text:p text:style-name="P4">Simplesmente, a melhoria estaria presente no aumento da realidade e de informações distribuídas as pessoas, deste modo abrindo um leque de novas ideias. </text:p>
      <text:p text:style-name="P4"/>
      <text:p text:style-name="P4">Para as pessoas em geral, seria possível ver um ente querido, ou pessoas distantes de forma mais detalhada, beirando a realidade.</text:p>
      <text:p text:style-name="P4"/>
      <text:p text:style-name="P4">E não descartando as áreas como a da medicina, da engenharia, e qualquer uma outra, seria possível a obtenção de informações mais detalhadas e reais, como por exemplo o uso do holograma para a criação de modelos 3D cada vez mais reais, que possam passar a informação que o profissional procura de forma fácil e simples.</text:p>
      <text:p text:style-name="P4"/>
      <text:p text:style-name="P4">Portanto, os hologramas como um meio de comunicação, tanto individual como em massa, seria importante para a humanidade de forma a trazer mais inovações e assim estaríamos cada vez mais próximos de um mundo em que é comum apenas em ficções.</text:p>
      <text:p text:style-name="P4"/>
      <text:p text:style-name="P4">Obrigado.</text:p>
      <text:p text:style-name="P2"><text:span text:style-name="T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9:34:10.931000000</meta:creation-date>
    <dc:date>2021-02-24T21:01:42.175000000</dc:date>
    <meta:editing-duration>PT52M30S</meta:editing-duration>
    <meta:editing-cycles>1</meta:editing-cycles>
    <meta:document-statistic meta:table-count="0" meta:image-count="0" meta:object-count="0" meta:page-count="1" meta:paragraph-count="15" meta:word-count="448" meta:character-count="2745" meta:non-whitespace-character-count="2309"/>
    <meta:generator>LibreOffice/7.0.4.2$Windows_X86_64 LibreOffice_project/dcf040e67528d9187c66b2379df5ea4407429775</meta:generator>
  </office:meta>
</office:document-meta>
</file>